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a28" officeooo:paragraph-rsid="00153a28"/>
    </style:style>
    <style:style style:name="P2" style:family="paragraph" style:parent-style-name="Standard">
      <style:text-properties officeooo:rsid="00153a28" officeooo:paragraph-rsid="00167ad2"/>
    </style:style>
    <style:style style:name="P3" style:family="paragraph" style:parent-style-name="Standard">
      <style:text-properties officeooo:rsid="001588d2" officeooo:paragraph-rsid="001588d2"/>
    </style:style>
    <style:style style:name="P4" style:family="paragraph" style:parent-style-name="Standard">
      <style:text-properties officeooo:rsid="00167ad2" officeooo:paragraph-rsid="00167ad2"/>
    </style:style>
    <style:style style:name="P5" style:family="paragraph" style:parent-style-name="Standard">
      <style:text-properties fo:font-weight="bold" officeooo:rsid="001588d2" officeooo:paragraph-rsid="001588d2" style:font-weight-asian="bold" style:font-weight-complex="bold"/>
    </style:style>
    <style:style style:name="P6" style:family="paragraph" style:parent-style-name="Standard">
      <style:text-properties fo:font-weight="bold" officeooo:rsid="00153a28" officeooo:paragraph-rsid="00153a28" style:font-weight-asian="bold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1588d2" officeooo:paragraph-rsid="001588d2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67ad2" officeooo:paragraph-rsid="00167ad2" style:font-weight-asian="bold" style:font-weight-complex="bold"/>
    </style:style>
    <style:style style:name="T1" style:family="text">
      <style:text-properties officeooo:rsid="001588d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models</text:p>
      <text:p text:style-name="P1"/>
      <text:p text:style-name="P1">rails g model Patients name:”string”, address:”string”,disease:”string”,doctor_id:integer, phone:integer</text:p>
      <text:p text:style-name="P1"/>
      <text:p text:style-name="P1"><text:span text:style-name="T2">rails </text:span><text:a xlink:type="simple" xlink:href="db:migrate" text:style-name="Internet_20_link" text:visited-style-name="Visited_20_Internet_20_Link"><text:span text:style-name="T2">db:migrate</text:span></text:a></text:p>
      <text:p text:style-name="P1"/>
      <text:p text:style-name="P1">rails g model <text:s/>Doctors name:”string”,specialization:”String”</text:p>
      <text:p text:style-name="P1"/>
      <text:p text:style-name="P1"><text:span text:style-name="T2">rails </text:span><text:a xlink:type="simple" xlink:href="db:migrate" text:style-name="Internet_20_link" text:visited-style-name="Visited_20_Internet_20_Link"><text:span text:style-name="T2">db:migrate</text:span></text:a></text:p>
      <text:p text:style-name="P1"/>
      <text:p text:style-name="P4">rails g model bill <text:s/>patient_id:”integer”,totalamount:”string</text:p>
      <text:p text:style-name="P4"/>
      <text:p text:style-name="P2"><text:span text:style-name="T2">rails </text:span><text:a xlink:type="simple" xlink:href="db:migrate" text:style-name="Internet_20_link" text:visited-style-name="Visited_20_Internet_20_Link"><text:span text:style-name="T2">db:migrate</text:span></text:a></text:p>
      <text:p text:style-name="P2"><text:span text:style-name="T2"/></text:p>
      <text:p text:style-name="P4"><text:span text:style-name="T2">Learnings:</text:span></text:p>
      <text:p text:style-name="P1"/>
      <text:p text:style-name="P8">Suppose if we want to get back to previous table use command as</text:p>
      <text:p text:style-name="P4"/>
      <text:p text:style-name="P4"><text:span text:style-name="T2">rails </text:span><text:a xlink:type="simple" xlink:href="db:rollback" text:style-name="Internet_20_link" text:visited-style-name="Visited_20_Internet_20_Link"><text:span text:style-name="T2">db:rollback</text:span></text:a><text:span text:style-name="T2"> STEP=1 <text:s text:c="3"/>(HERE step specifies the position of rollback)</text:span></text:p>
      <text:p text:style-name="P4"><text:span text:style-name="T2"/></text:p>
      <text:p text:style-name="P7">If we want to add <text:s/>new column </text:p>
      <text:p text:style-name="P3"/>
      <text:p text:style-name="P5">rails g migration add _ <text:s/>columnname _ to _Patients <text:s/>column name:integer </text:p>
      <text:p text:style-name="P6"/>
      <text:p text:style-name="P1">1.Inserting <text:s/>record</text:p>
      <text:p text:style-name="P1"/>
      <text:p text:style-name="P1">Patient.create(:name=&gt;”krishna”,:address=&gt;”kkd”,:disease=&gt;”fever”,:doctor_id:1,:phone:12345678)</text:p>
      <text:p text:style-name="P1"/>
      <text:p text:style-name="P1">2.Updating</text:p>
      <text:p text:style-name="P1"/>
      <text:p text:style-name="P1">Patient.find(“1”).update(:address=&gt;”Kakinada”)</text:p>
      <text:p text:style-name="P1"/>
      <text:p text:style-name="P1">3.Deleting</text:p>
      <text:p text:style-name="P1"/>
      <text:p text:style-name="P1">Patient.<text:span text:style-name="T1">find(“1”).destroy(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2:23:18.778659185</meta:creation-date>
    <dc:date>2018-12-01T13:01:43.994975038</dc:date>
    <meta:editing-duration>PT16M14S</meta:editing-duration>
    <meta:editing-cycles>1</meta:editing-cycles>
    <meta:document-statistic meta:table-count="0" meta:image-count="0" meta:object-count="0" meta:page-count="1" meta:paragraph-count="18" meta:word-count="74" meta:character-count="743" meta:non-whitespace-character-count="676"/>
    <meta:generator>LibreOffice/5.1.6.2$Linux_X86_64 LibreOffice_project/10m0$Build-2</meta:generator>
  </office:meta>
</office:document-meta>
</file>